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cb21f" officeooo:paragraph-rsid="000cb21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e6dde" officeooo:paragraph-rsid="000e6dd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e74a0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cb21f"/>
    </style:style>
    <style:style style:name="T2" style:family="text">
      <style:text-properties fo:font-style="italic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bold" style:text-blinking="false" fo:background-color="transparent" loext:char-shading-value="0" style:font-size-asian="12pt" style:font-size-complex="12pt"/>
    </style:style>
    <style:style style:name="T5" style:family="text">
      <style:text-properties officeooo:rsid="000e6dde"/>
    </style:style>
    <style:style style:name="T6" style:family="text">
      <style:text-properties officeooo:rsid="000e74a0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officeooo:rsid="0012ffa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948aa94-7fff-56a1-3305-b21329b5655e"/>Pesquise e escreva com suas palavras semelhanças e diferenças das linguagens de programação Haskell, Python e java.</text:p>
      <text:p text:style-name="P2"/>
      <text:p text:style-name="P3">Python é uma linguagem interpretada, de fácil aprendizagem e <text:span text:style-name="T5">feita com objetivo de produtividade e legibilidade. Python é uma linguagem multiparadigma, ou seja, suporta diversos paradigmas, como estruturado, orientado a objetos e funcional, sendo útil em diversos casos.</text:span></text:p>
      <text:p text:style-name="P4">Java é uma linguagem compilada e interpretada, pois seu código é primeiro convertido em bytecode e depois é interpretado pela JVM, permitindo seu porte para diversos sistemas operacionais. Java é uma linguagem orientada a objetos, porém dá suporte ao paradigma funcional, e <text:span text:style-name="T6">é uma linguagem amplamente utilizada no mercado.</text:span></text:p>
      <text:p text:style-name="P5"><text:span text:style-name="T6">Haskell é uma linguagem que pode ser tanto interpretada quanto compilada, deixando a escolha para o desenvolvedor. Haskell é uma linguagem puramente funcional, ou seja, o programador trabalha através da construção de funçãos e é uma linguagem muito mais utilizada no meio acadêmico.</text:span></text:p>
      <text:p text:style-name="P2"/>
      <text:p text:style-name="P1"><text:bookmark text:name="docs-internal-guid-f4cca623-7fff-d419-4988-41e5bb4f04dc"/>Reflita sobre os códigos criados: você geralmente cria programas orientados a objetos ou estruturados?</text:p>
      <text:p text:style-name="P6"/>
      <text:p text:style-name="Standard"><text:span text:style-name="T1">D</text:span>epende, em geral eu gosto de dar preferência para programação orientados a objetos por sua maior facilidade de entendimento e reúso de código, porém para casos simples como a questão <text:span text:style-name="T8">do número de rodas do veículo</text:span> eu geralmente os faço estruturados para economizar tempo.</text:p>
      <text:p text:style-name="Standard"/>
      <text:p text:style-name="Standard"><text:bookmark text:name="docs-internal-guid-5e073a5c-7fff-2e10-32ab-409cf14894e2"/>“<text:span text:style-name="T2">Não existe agora, e nem existirá, uma linguagem de programação na qual seja difícil escrever programas ruins”</text:span></text:p>
      <text:p text:style-name="Standard"><text:tab/><text:span text:style-name="T3">Larry Flon 1975</text:span></text:p>
      <text:p text:style-name="P7">Discorra sobre a afirmação de Larry Flon.</text:p>
      <text:p text:style-name="Standard"/>
      <text:p text:style-name="Standard">A afirmação de Larry Flon diz que, independente do quão boa e fácil a linguagem seja, sempre será fácil escrever um programa ruim, pois a qualidade do programa não depende apenas das tecnologias escolhidas, mas depende principalmente da pessoa que o está escrev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0:24:02.192025804</meta:creation-date>
    <dc:date>2019-08-21T21:00:26.350266810</dc:date>
    <meta:editing-duration>PT14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75" meta:character-count="1795" meta:non-whitespace-character-count="1529"/>
  </office:meta>
</office:document-meta>
</file>